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5.789cm" fo:margin-left="0.095cm" fo:margin-right="0.164cm" table:align="margins" style:writing-mode="lr-tb"/>
    </style:style>
    <style:style style:name="Таблица1.A" style:family="table-column">
      <style:table-column-properties style:column-width="5.609cm" style:rel-column-width="3180*"/>
    </style:style>
    <style:style style:name="Таблица1.B" style:family="table-column">
      <style:table-column-properties style:column-width="10.179cm" style:rel-column-width="5771*"/>
    </style:style>
    <style:style style:name="Таблица1.1" style:family="table-row">
      <style:table-row-properties style:row-height="1cm"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11" style:family="table-row">
      <style:table-row-properties style:row-height="2.602cm" style:keep-together="true" fo:keep-together="auto"/>
    </style:style>
    <style:style style:name="Таблица1.14" style:family="table-row">
      <style:table-row-properties style:row-height="1.185cm" style:keep-together="true" fo:keep-together="auto"/>
    </style:style>
    <style:style style:name="Таблица1.16" style:family="table-row">
      <style:table-row-properties style:row-height="1.187cm" style:keep-together="true" fo:keep-together="auto"/>
    </style:style>
    <style:style style:name="Таблица1.17" style:family="table-row">
      <style:table-row-properties style:row-height="1.656cm" style:keep-together="true" fo:keep-together="auto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de" fo:country="DE"/>
    </style:style>
    <style:style style:name="P3" style:family="paragraph" style:parent-style-name="z-Начало_20_формы">
      <style:text-properties fo:language="en" fo:country="US" text:display="non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language="en" fo:country="US"/>
    </style:style>
    <style:style style:name="P6" style:family="paragraph" style:parent-style-name="Standard">
      <style:text-properties fo:language="en" fo:country="US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weight="bold" style:font-weight-asian="bold"/>
    </style:style>
    <style:style style:name="P8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9" style:family="paragraph" style:parent-style-name="Standard">
      <style:paragraph-properties fo:line-height="0.353cm" fo:text-align="justify" style:justify-single-word="false"/>
      <style:text-properties fo:language="en" fo:country="US" fo:font-weight="bold" style:font-weight-asian="bold"/>
    </style:style>
    <style:style style:name="P10" style:family="paragraph" style:parent-style-name="Standard">
      <style:paragraph-properties fo:line-height="0.353cm" fo:text-align="justify" style:justify-single-word="false" style:snap-to-layout-grid="false"/>
      <style:text-properties fo:language="en" fo:country="US" fo:font-weight="bold" style:font-weight-asian="bold"/>
    </style:style>
    <style:style style:name="P11" style:family="paragraph" style:parent-style-name="Standard">
      <style:paragraph-properties fo:line-height="0.353cm" style:snap-to-layout-grid="false"/>
      <style:text-properties fo:language="en" fo:country="US" fo:font-weight="bold" style:font-weight-asian="bold"/>
    </style:style>
    <style:style style:name="P12" style:family="paragraph" style:parent-style-name="Standard">
      <style:paragraph-properties fo:text-align="justify" style:justify-single-word="false"/>
      <style:text-properties fo:language="en" fo:country="US"/>
    </style:style>
    <style:style style:name="P13" style:family="paragraph" style:parent-style-name="Standard">
      <style:paragraph-properties fo:line-height="0.353cm"/>
      <style:text-properties fo:language="en" fo:country="US"/>
    </style:style>
    <style:style style:name="P14" style:family="paragraph" style:parent-style-name="Standard">
      <style:paragraph-properties fo:line-height="0.353cm" fo:text-align="justify" style:justify-single-word="false"/>
      <style:text-properties fo:language="en" fo:country="US"/>
    </style:style>
    <style:style style:name="P15" style:family="paragraph" style:parent-style-name="Standard">
      <style:paragraph-properties fo:line-height="0.353cm" fo:text-align="justify" style:justify-single-word="false" style:snap-to-layout-grid="false"/>
      <style:text-properties fo:language="en" fo:country="US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fo:language="fi" fo:country="FI"/>
    </style:style>
    <style:style style:name="P18" style:family="paragraph" style:parent-style-name="Standard">
      <style:paragraph-properties fo:text-align="justify" style:justify-single-word="false"/>
      <style:text-properties fo:language="fi" fo:country="FI" fo:font-weight="bold" style:font-weight-asian="bold"/>
    </style:style>
    <style:style style:name="P19" style:family="paragraph" style:parent-style-name="Standard">
      <style:paragraph-properties fo:text-align="justify" style:justify-single-word="false"/>
      <style:text-properties fo:language="pt" fo:country="BR"/>
    </style:style>
    <style:style style:name="P20" style:family="paragraph" style:parent-style-name="Standard">
      <style:text-properties fo:color="#ff0000" fo:language="en" fo:country="US"/>
    </style:style>
    <style:style style:name="P21" style:family="paragraph" style:parent-style-name="Standard">
      <style:paragraph-properties fo:text-align="justify" style:justify-single-word="false" style:snap-to-layout-grid="false"/>
      <style:text-properties fo:color="#ff0000" fo:language="en" fo:country="US" fo:font-weight="bold" style:font-weight-asian="bold"/>
    </style:style>
    <style:style style:name="P22" style:family="paragraph" style:parent-style-name="Standard">
      <style:paragraph-properties fo:line-height="0.353cm" style:snap-to-layout-grid="false"/>
      <style:text-properties fo:color="#ff0000" fo:language="en" fo:country="US" fo:font-weight="bold" style:font-weight-asian="bold"/>
    </style:style>
    <style:style style:name="P23" style:family="paragraph" style:parent-style-name="Standard">
      <style:paragraph-properties fo:text-align="justify" style:justify-single-word="false"/>
      <style:text-properties fo:color="#ff0000" fo:language="en" fo:country="US"/>
    </style:style>
    <style:style style:name="P24" style:family="paragraph" style:parent-style-name="Standard">
      <style:paragraph-properties style:snap-to-layout-grid="false"/>
    </style:style>
    <style:style style:name="P25" style:family="paragraph" style:parent-style-name="Standard">
      <style:paragraph-properties fo:line-height="0.353cm"/>
    </style:style>
    <style:style style:name="P26" style:family="paragraph" style:parent-style-name="Standard">
      <style:paragraph-properties fo:line-height="0.353cm" fo:text-align="justify" style:justify-single-word="false"/>
    </style:style>
    <style:style style:name="P27" style:family="paragraph" style:parent-style-name="Standard">
      <style:paragraph-properties fo:line-height="0.353cm" style:snap-to-layout-grid="false"/>
    </style:style>
    <style:style style:name="P28" style:family="paragraph" style:parent-style-name="Standard">
      <style:paragraph-properties fo:margin-left="0cm" fo:margin-right="0cm" fo:text-indent="2.223cm" style:auto-text-indent="false"/>
    </style:style>
    <style:style style:name="P29" style:family="paragraph" style:parent-style-name="Standard" style:master-page-name="Standard">
      <style:paragraph-properties fo:text-align="center" style:justify-single-word="false" style:page-number="auto"/>
    </style:style>
    <style:style style:name="P30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style:text-position="super 58%" fo:language="en" fo:country="US"/>
    </style:style>
    <style:style style:name="T4" style:family="text">
      <style:text-properties style:text-position="super 58%" fo:language="en" fo:country="US" fo:font-weight="bold" style:font-weight-asian="bold"/>
    </style:style>
    <style:style style:name="T5" style:family="text">
      <style:text-properties fo:language="fi" fo:country="FI"/>
    </style:style>
    <style:style style:name="T6" style:family="text">
      <style:text-properties fo:language="fi" fo:country="FI" fo:font-weight="bold" style:font-weight-asian="bold"/>
    </style:style>
    <style:style style:name="T7" style:family="text">
      <style:text-properties fo:language="pt" fo:country="BR"/>
    </style:style>
    <style:style style:name="T8" style:family="text">
      <style:text-properties style:font-name="Verdana" fo:font-size="9.5pt" fo:language="en" fo:country="US" style:font-size-asian="9.5pt" style:font-size-complex="9.5pt"/>
    </style:style>
    <style:style style:name="T9" style:family="text">
      <style:text-properties fo:color="#ff0000" fo:language="en" fo:country="US"/>
    </style:style>
    <style:style style:name="T10" style:family="text">
      <style:text-properties fo:color="#000000" fo:language="en" fo:country="US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2">XX International </text:span><text:span text:style-name="T2">Workshop </text:span></text:p>
      <text:p text:style-name="P4"><text:span text:style-name="T2">on Neutron Scattering in Condens</text:span><text:span text:style-name="T2">ed Matter Investigations</text:span></text:p>
      <text:p text:style-name="P4"><text:span text:style-name="T2">(</text:span><text:span text:style-name="T2">NSCMI-2008)</text:span></text:p>
      <text:p text:style-name="P5">Gatchina</text:p>
      <text:p text:style-name="P4"><text:span text:style-name="T1">13-19 October, 2008</text:span></text:p>
      <text:p text:style-name="P5"/>
      <text:p text:style-name="P4"><text:span text:style-name="T2">1</text:span><text:span text:style-name="T4">st</text:span><text:span text:style-name="T2"> ANNOUNCEMENT</text:span></text:p>
      <text:p text:style-name="P5"/>
      <text:p text:style-name="P6">Organized by:</text:p>
      <text:p text:style-name="P28"><text:span text:style-name="T1"><text:s text:c="3"/></text:span><text:span text:style-name="T1">the Petersburg Nuclear Physics Institute named after B. P. Konstantinov </text:span></text:p>
      <text:p text:style-name="P28"><text:span text:style-name="T1"><text:s text:c="3"/></text:span><text:span text:style-name="T1">of the Russian Academy of Sciences </text:span></text:p>
      <text:p text:style-name="P6">Sponsored by:</text:p>
      <text:p text:style-name="P28"><text:span text:style-name="T1"><text:s/></text:span><text:span text:style-name="T1"><text:s text:c="2"/>the Ministry of Education and Science of the Russian Federation, the Russian <text:s text:c="3"/></text:span></text:p>
      <text:p text:style-name="P28"><text:span text:style-name="T1"><text:s text:c="3"/>Academy of Sciences, the Russian Foundation for Basic Research (RFBR),</text:span></text:p>
      <text:p text:style-name="P28"><text:span text:style-name="T1"><text:s text:c="3"/>the Dynasty Foundation.</text:span></text:p>
      <text:p text:style-name="P12"/>
      <text:p text:style-name="P7">Topics:</text:p>
      <text:p text:style-name="P16"><text:span text:style-name="T1">The </text:span><text:span text:style-name="T1">Workshop scientific program will include lectures by invited speakers, with parallel oral and poster sessions covering the following fields: crystal structure and elementary excitations, magnetism, non-crystal materials, nanomaterials, pharmacology and biology, science of materials and applied research, experimental methods and techniques, fundamental properties of neutron.</text:span></text:p>
      <text:p text:style-name="P12"/>
      <text:p text:style-name="P16"><text:span text:style-name="T2">Participants:</text:span><text:span text:style-name="T2"> </text:span><text:span text:style-name="T1">Russian and invited foreign speakers</text:span></text:p>
      <text:p text:style-name="P12"/>
      <text:p text:style-name="P16"><text:span text:style-name="T2">Location</text:span><text:span text:style-name="T2">:</text:span><text:span text:style-name="T1"> Gatchina, PNPI Conference Hall, Building 7</text:span></text:p>
      <text:p text:style-name="P12"/>
      <text:p text:style-name="P12"/>
      <text:p text:style-name="P16"><text:span text:style-name="T2">Chair</text:span><text:span text:style-name="T2">:</text:span><text:span text:style-name="T1"> <text:s/>V. V. <text:s/>Fedorov, PNPI RAS</text:span></text:p>
      <text:p text:style-name="P12"/>
      <text:p text:style-name="P7">Advisory Committee:</text:p>
      <text:p text:style-name="P7"/>
      <text:p text:style-name="P16"><text:span text:style-name="T1">V. M.</text:span><text:span text:style-name="T1"> Samsonov <text:s text:c="11"/>Co-Chair <text:s text:c="16"/>PNPI RAS</text:span></text:p>
      <text:p text:style-name="P16"><text:span text:style-name="T1">V. L. Aksenov <text:s text:c="14"/>Co-Chair <text:s text:c="16"/>RRC Kurchatov Inst.</text:span></text:p>
      <text:p text:style-name="P16"><text:span text:style-name="T5">A. V. Belushkin</text:span><text:span text:style-name="T5"> <text:s text:c="44"/>JINR</text:span></text:p>
      <text:p text:style-name="P16"><text:span text:style-name="T5">V. G. Drozhenko</text:span><text:span text:style-name="T5"> <text:s text:c="43"/>Rosnauka</text:span></text:p>
      <text:p text:style-name="P16"><text:span text:style-name="T1">Yu. A. Izyumov</text:span><text:span text:style-name="T1"> <text:s text:c="44"/>IMP UD RAS</text:span></text:p>
      <text:p text:style-name="P16"><text:span text:style-name="T1">Yu. M. Kagan <text:s text:c="47"/>RRC Kurchatov Inst.</text:span></text:p>
      <text:p text:style-name="P16"><text:span text:style-name="T5">Yu. F. Kozlov</text:span><text:span text:style-name="T5"> <text:s text:c="47"/>Rosnauka</text:span></text:p>
      <text:p text:style-name="P16"><text:span text:style-name="T5">O. O. Patarakin</text:span><text:span text:style-name="T5"> <text:s text:c="45"/>Rosatom</text:span></text:p>
      <text:p text:style-name="P16"><text:span text:style-name="T5">S. M. Stishov</text:span><text:span text:style-name="T5"> <text:s text:c="48"/>HPPI RAS</text:span></text:p>
      <text:p text:style-name="P17"/>
      <text:p text:style-name="P7">Programme Advisory Committee:</text:p>
      <text:p text:style-name="P7"/>
      <text:p text:style-name="P16"><text:span text:style-name="T1">S. B. Vakhrushev</text:span><text:span text:style-name="T1"> <text:s text:c="11"/>Chair <text:s text:c="22"/>IPTI RAS</text:span></text:p>
      <text:p text:style-name="P16"><text:span text:style-name="T1">Yu. P. Chernenkov <text:s text:c="9"/>Sci. Secretary <text:s text:c="8"/>PNPI RAS</text:span></text:p>
      <text:p text:style-name="P16"><text:span text:style-name="T1">P. A. Alexeev</text:span><text:span text:style-name="T1"> <text:s text:c="49"/>RRC Kurchatov Inst.</text:span></text:p>
      <text:p text:style-name="P16"><text:span text:style-name="T1">A. M. Balagurov</text:span><text:span text:style-name="T1"> <text:s text:c="44"/>JINR</text:span></text:p>
      <text:p text:style-name="P16"><text:span text:style-name="T1">I. V. Golosovsky <text:s text:c="44"/>PNPI RAS</text:span></text:p>
      <text:p text:style-name="P16"><text:span text:style-name="T1">B. N. Goshchitsky <text:s text:c="42"/>IMP UD RAS</text:span></text:p>
      <text:p text:style-name="P16"><text:span text:style-name="T1">F. S. Dzheparov</text:span><text:span text:style-name="T1"> <text:s text:c="45"/>ITEP</text:span></text:p>
      <text:p text:style-name="P16"><text:span text:style-name="T1">S. I. <text:s/>Zheludeva <text:s text:c="46"/>IC RAS</text:span></text:p>
      <text:p text:style-name="P16"><text:span text:style-name="T1">P. K. Kashkarov</text:span><text:span text:style-name="T1"> <text:s text:c="45"/>Moscow State Univ.</text:span></text:p>
      <text:p text:style-name="P16"><text:span text:style-name="T5">V. I. Konov</text:span><text:span text:style-name="T5"> <text:s text:c="52"/>GPI RAS</text:span></text:p>
      <text:p text:style-name="P16"><text:soft-page-break/><text:span text:style-name="T5">Yu. V. Kopaev <text:s text:c="47"/>PI RAS</text:span></text:p>
      <text:p text:style-name="P16"><text:span text:style-name="T5">E. A. Koptelov</text:span><text:span text:style-name="T5"> <text:s text:c="47"/>INR RAS</text:span></text:p>
      <text:p text:style-name="P16"><text:span text:style-name="T5">S. V. Maleev</text:span><text:span text:style-name="T5"> <text:s text:c="50"/>PNPI RAS</text:span></text:p>
      <text:p text:style-name="P16"><text:span text:style-name="T1">E. Kh. Mukhamedzhanov</text:span><text:span text:style-name="T1"> <text:s text:c="30"/>RRC Kurchatov Inst.</text:span></text:p>
      <text:p text:style-name="P16"><text:span text:style-name="T1">A. G. Novikov</text:span><text:span text:style-name="T1"> <text:s text:c="47"/>FSUE “SSCRF-IPPE”</text:span></text:p>
      <text:p text:style-name="P16"><text:span text:style-name="T5">V. P. Plakhty</text:span><text:span text:style-name="T5"> <text:s text:c="52"/>PNPI RAS</text:span></text:p>
      <text:p text:style-name="P16"><text:span text:style-name="T1">A. V. Puchkov</text:span><text:span text:style-name="T1"> <text:s text:c="50"/>FSUE “SSCRF-IPPE”</text:span></text:p>
      <text:p text:style-name="P16"><text:span text:style-name="T1">I. N. Serdyuk</text:span><text:span text:style-name="T1"> <text:s text:c="52"/>Protein Inst. </text:span><text:span text:style-name="T7">RAS</text:span></text:p>
      <text:p text:style-name="P16"><text:span text:style-name="T7">A. P. Serebrov <text:s text:c="50"/>PNPI RAS</text:span></text:p>
      <text:p text:style-name="P16"><text:span text:style-name="T7">I. N. Chugueva<text:tab/><text:tab/><text:tab/><text:tab/> <text:s text:c="3"/>ScC RAS</text:span></text:p>
      <text:p text:style-name="P19"/>
      <text:p text:style-name="P19"/>
      <text:p text:style-name="P7">Organizing Committee:</text:p>
      <text:p text:style-name="P7"/>
      <text:p text:style-name="P16"><text:span text:style-name="T5">A. I. </text:span><text:span text:style-name="T5">Okorokov <text:s text:c="15"/>Chair <text:s text:c="23"/>PNPI RAS</text:span></text:p>
      <text:p text:style-name="P16"><text:span text:style-name="T1">V. V. Runov <text:s/></text:span><text:span text:style-name="T1"><text:s text:c="18"/>Vice-</text:span>С<text:span text:style-name="T1">hair <text:s text:c="14"/>PNPI RAS</text:span></text:p>
      <text:p text:style-name="P16"><text:span text:style-name="T5">I. M. Lazebnik <text:s text:c="44"/></text:span><text:span text:style-name="T5"><text:s text:c="5"/>PNPI RAS</text:span></text:p>
      <text:p text:style-name="P16"><text:span text:style-name="T5">I. V. Maninen <text:s text:c="17"/>Secretary <text:s text:c="17"/>PNPI RAS</text:span></text:p>
      <text:p text:style-name="P16"><text:span text:style-name="T5">V. V. Voronin <text:s text:c="42"/></text:span><text:span text:style-name="T5"><text:s text:c="7"/>PNPI RAS</text:span></text:p>
      <text:p text:style-name="P16"><text:span text:style-name="T5">V. G. Drozhenko <text:s text:c="45"/>Rosnauka</text:span></text:p>
      <text:p text:style-name="P16"><text:span text:style-name="T5">G. P. Kopitsa <text:s text:c="51"/>PNPI RAS</text:span></text:p>
      <text:p text:style-name="P16"><text:span text:style-name="T5">L. E. Samsonov <text:s text:c="47"/>PNPI RAS</text:span></text:p>
      <text:p text:style-name="P16"><text:span text:style-name="T5">Yu. O. Chetverikov <text:s text:c="41"/>PNPI RAS</text:span></text:p>
      <text:p text:style-name="P16"><text:span text:style-name="T5">E. I. Fedorova <text:s text:c="50"/>PNPI RAS</text:span></text:p>
      <text:p text:style-name="P17"/>
      <text:p text:style-name="P18"/>
      <text:p text:style-name="P16"><text:span text:style-name="T6">Registration Fee:</text:span><text:span text:style-name="T2"> 300 Eu</text:span></text:p>
      <text:p text:style-name="P20">The registration fee covers organization of the conference, conference material, a copy of the proceedings, the conference reception, the conference banquet and coffee breaks. </text:p>
      <text:p text:style-name="P1"/>
      <text:p text:style-name="P1">Our bank details for payment of registration fee:</text:p>
      <text:p text:style-name="P17">......................................................</text:p>
      <text:p text:style-name="P2">RUSSIAN COMMERCIAL AND INDUSTRIAL BANK in DEUTSCNE BANK AG</text:p>
      <text:p text:style-name="P2">DEUTSCHE BANK AG, FRANKFURT AM MAIN</text:p>
      <text:p text:style-name="P2">S.W.I.F.T.: DEUTDEFF</text:p>
      <text:p text:style-name="P1">FAVOUR RUSSIAN COMMERCIAL AND INDUSTRIAL BANK</text:p>
      <text:p text:style-name="P1">St. Petersburg</text:p>
      <text:p text:style-name="Text_20_body"><text:span text:style-name="T1">S</text:span><text:span text:style-name="T1">.W.I.F.T.: RCIB RU 2P</text:span></text:p>
      <text:p text:style-name="P1">For PNPI, RNIKS - conference fee </text:p>
      <text:p text:style-name="P1">account N40503978910004000695</text:p>
      <text:p text:style-name="P17">......................................................</text:p>
      <text:p text:style-name="P16"><text:span text:style-name="T1">The organizing committee is going to provide </text:span><text:span text:style-name="T1">partial financial support for young participants (up to 33 years old).</text:span></text:p>
      <text:p text:style-name="P12"/>
      <text:p text:style-name="P12"/>
      <text:p text:style-name="P16"><text:span text:style-name="T1">In order to get financial support for the Workshop and in accordance with RFBR rules,</text:span><text:span text:style-name="T1"> the organizing committee must urgently submit to RFBR a demand including the scientific program (a detailed description of subjects of each session with speaker’s names and a list of talks).</text:span></text:p>
      <text:p text:style-name="P16"><text:span text:style-name="T1">For working out such a tentative program</text:span><text:span text:style-name="T1">, the candidates are strongly invited to present their registration forms with titles and short annotations (up to 5-10 lines) of their talks before <text:line-break/></text:span><text:span text:style-name="T2">20 April, 2008. <text:s/></text:span><text:span text:style-name="T1">The final version of the Program will include all corrections and additions of the participants.</text:span></text:p>
      <text:p text:style-name="P12"/>
      <text:p text:style-name="P7"><text:soft-page-break/></text:p>
      <text:p text:style-name="P7">Registration and Contact Information:</text:p>
      <text:p text:style-name="P7"/>
      <text:p text:style-name="P16"><text:span text:style-name="T1">If you are interested in participating, please </text:span><text:span text:style-name="T1">register for the Workshop on http://rno.pnpi.spb.ru/reg.php (registration starts on 26 March, 2008).</text:span></text:p>
      <text:p text:style-name="P16"><text:span text:style-name="T1">In case of any problems with online registration, please send your filled-in registration form by e-mail to Irina Maninen (</text:span><text:a xlink:type="simple" xlink:href="mailto:maninen@pnpi.spb.ru"><text:span text:style-name="Internet_20_link"><text:span text:style-name="T1">maninen@pnpi.spb.ru</text:span></text:span></text:a><text:span text:style-name="T1">, tel.: (81371) 462 60, fax: (81371) 390 23.</text:span></text:p>
      <text:p text:style-name="P12"/>
      <text:p text:style-name="P16"><text:span text:style-name="T2">A</text:span><text:span text:style-name="T2">bstract Submission:</text:span></text:p>
      <text:p text:style-name="P12"/>
      <text:p text:style-name="P16"><text:span text:style-name="T1">Abstracts should be uploaded as Microsoft Word files </text:span><text:span text:style-name="T1">on http:/rno.pnpi.spb.ru/abstr.php not later than 1 June, 2008, or submitted by e-mail to Yury Chetverikov (Yurii.Chetverikov@pnpi.spb.ru).</text:span></text:p>
      <text:p text:style-name="P16"><text:span text:style-name="T1">Please limit your abstract to 1 page <text:s/>(up to 3000 symbols including gaps, all margins – 20 mm, the font used is Times-New-Roman-12). <text:s text:c="2"/></text:span></text:p>
      <text:p text:style-name="P12"/>
      <text:p text:style-name="P16"><text:span text:style-name="T1">The </text:span><text:span text:style-name="T1">Workshop proceedings are planned to be published in a special issue of the journal “Physics of the Solid State”. The recommended size for each presentation is limited to 12000 symbols including gaps. <text:s/>The format is determined by the recommendations of the journal.</text:span></text:p>
      <text:p text:style-name="P16"><text:span text:style-name="T1">Authors are invited to send their presentations before 13 October, 2008</text:span><text:span text:style-name="T1">. It will be also possible to submit a presentation upon arrival.</text:span></text:p>
      <text:p text:style-name="P7"/>
      <text:p text:style-name="P7"/>
      <text:p text:style-name="P16"><text:span text:style-name="T2">Dates to Remember</text:span><text:span text:style-name="T2">:</text:span></text:p>
      <text:p text:style-name="P7"/>
      <text:p text:style-name="P16"><text:span text:style-name="T2">20.04.08 – </text:span><text:span text:style-name="T1">deadline for acceptance of registration forms and short annotations</text:span></text:p>
      <text:p text:style-name="P16"><text:span text:style-name="T2">16.05.08 – </text:span><text:span text:style-name="T1">2</text:span><text:span text:style-name="T3">nd</text:span><text:span text:style-name="T1"> announcement</text:span></text:p>
      <text:p text:style-name="P16"><text:span text:style-name="T2">01.06.08 – </text:span><text:span text:style-name="T1">deadline for abstract acceptance </text:span></text:p>
      <text:p text:style-name="P16"><text:span text:style-name="T2">15.09.08 –</text:span><text:span text:style-name="T2"> </text:span>3<text:span text:style-name="T3">rd</text:span> <text:span text:style-name="T1">announcement</text:span></text:p>
      <text:p text:style-name="P16"><text:span text:style-name="T2">12.10.08 – </text:span><text:span text:style-name="T1">arrival of participants</text:span></text:p>
      <text:p text:style-name="P16"><text:span text:style-name="T2">13.10.08 – </text:span><text:span text:style-name="T1">registration and opening </text:span></text:p>
      <text:p text:style-name="P16"><text:span text:style-name="T2">19.10.08 – </text:span><text:span text:style-name="T1">departure of participants</text:span></text:p>
      <text:p text:style-name="P7"/>
      <text:p text:style-name="P7"/>
      <text:p text:style-name="P16"><text:span text:style-name="T1">The participants of the Workshop will </text:span><text:span text:style-name="T1">be accommodated in the hotels of Gatchina.</text:span></text:p>
      <text:p text:style-name="P16"><text:span text:style-name="T1">Registration will start at the Akademicheskaya hotel </text:span><text:span text:style-name="T1">on 12 October, 2008 at 10 am. </text:span></text:p>
      <text:p text:style-name="P16"><text:span text:style-name="T1">It will be resumed in the PNPI Conference Hall (Bld.7) on 13 October, 2008 at 10 am.</text:span><text:span text:style-name="T1"> </text:span></text:p>
      <text:p text:style-name="P7"/>
      <text:p text:style-name="P30"><text:span text:style-name="T2">XX International Workshop </text:span></text:p>
      <text:p text:style-name="P4"><text:span text:style-name="T2">on Neutron Scattering in Condens</text:span><text:span text:style-name="T2">ed Matter Investigations</text:span></text:p>
      <text:p text:style-name="P4"><text:span text:style-name="T2">(NSCMI-2008)</text:span></text:p>
      <text:p text:style-name="P5">Gatchina</text:p>
      <text:p text:style-name="P4"><text:span text:style-name="T1">13-19 October, 2008</text:span></text:p>
      <text:p text:style-name="P5"/>
      <text:p text:style-name="P4"><text:span text:style-name="T2">REGISTRATION FORM</text:span><text:span text:style-name="T2"> 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"/>
            <text:p text:style-name="P26">Family name:</text:p>
            <text:p text:style-name="P9"/>
          </table:table-cell>
          <table:table-cell table:style-name="Таблица1.B1" office:value-type="string">
            <text:p text:style-name="P10"/>
            <text:p text:style-name="P9"/>
          </table:table-cell>
        </table:table-row>
        <table:table-row table:style-name="Таблица1.1">
          <table:table-cell table:style-name="Таблица1.A2" office:value-type="string">
            <text:p text:style-name="P27">First name:</text:p>
          </table:table-cell>
          <table:table-cell table:style-name="Таблица1.B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0"/>
            <text:p text:style-name="P14">Middle name:</text:p>
          </table:table-cell>
          <table:table-cell table:style-name="Таблица1.B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1"/>
            <text:p text:style-name="P25"><text:span text:style-name="T1">Date and Place of birth</text:span><text:span text:style-name="T1">:</text:span></text:p>
            <text:p text:style-name="P9"/>
          </table:table-cell>
          <table:table-cell table:style-name="Таблица1.B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1"/>
            <text:p text:style-name="P13">Institution:</text:p>
            <text:p text:style-name="P9"/>
          </table:table-cell>
          <table:table-cell table:style-name="Таблица1.B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1"/>
            <text:p text:style-name="P25"><text:span text:style-name="T1">Institution address</text:span><text:span text:style-name="T1">:</text:span></text:p>
            <text:p text:style-name="P9"/>
          </table:table-cell>
          <table:table-cell table:style-name="Таблица1.B1" office:value-type="string">
            <text:p text:style-name="P10"/>
            <text:p text:style-name="P9"/>
          </table:table-cell>
        </table:table-row>
        <table:table-row table:style-name="Таблица1.1">
          <table:table-cell table:style-name="Таблица1.A1" office:value-type="string">
            <text:p text:style-name="P11"/>
            <text:p text:style-name="P13">Position:</text:p>
            <text:p text:style-name="P9"/>
          </table:table-cell>
          <table:table-cell table:style-name="Таблица1.B1" office:value-type="string">
            <text:p text:style-name="P10"/>
            <text:p text:style-name="P9"/>
          </table:table-cell>
        </table:table-row>
        <table:table-row table:style-name="Таблица1.1">
          <table:table-cell table:style-name="Таблица1.A1" office:value-type="string">
            <text:p text:style-name="P11"/>
            <text:p text:style-name="P25"><text:span text:style-name="T1">Telep</text:span><text:span text:style-name="T1">hone number:</text:span></text:p>
            <text:p text:style-name="P9"/>
          </table:table-cell>
          <table:table-cell table:style-name="Таблица1.B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1"/>
            <text:p text:style-name="P25"><text:span text:style-name="T1">F</text:span><text:span text:style-name="T1">ax number:</text:span></text:p>
            <text:p text:style-name="P9"/>
          </table:table-cell>
          <table:table-cell table:style-name="Таблица1.B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1"/>
            <text:p text:style-name="P25"><text:span text:style-name="T1">E-mail:</text:span><text:span text:style-name="T1"> </text:span></text:p>
            <text:p text:style-name="P9"/>
          </table:table-cell>
          <table:table-cell table:style-name="Таблица1.B1" office:value-type="string">
            <text:p text:style-name="P10"/>
          </table:table-cell>
        </table:table-row>
        <table:table-row table:style-name="Таблица1.11">
          <table:table-cell table:style-name="Таблица1.A1" office:value-type="string">
            <text:p text:style-name="P21"/>
            <text:p text:style-name="P16"><text:span text:style-name="T9">Passport</text:span><text:span text:style-name="T9"> *٭ <text:s text:c="36"/></text:span></text:p>
          </table:table-cell>
          <table:table-cell table:style-name="Таблица1.B1" office:value-type="string">
            <text:p text:style-name="P24"><text:span text:style-name="T9">Passport number: </text:span></text:p>
            <text:p text:style-name="P23">Passport expiration date:</text:p>
            <text:p text:style-name="P23">Citizenship:</text:p>
            <text:p text:style-name="P16"><text:span text:style-name="T9">Place to obtain the v</text:span><text:span text:style-name="T9">isa*:</text:span></text:p>
          </table:table-cell>
        </table:table-row>
        <table:table-row table:style-name="Таблица1.1">
          <table:table-cell table:style-name="Таблица1.A1" office:value-type="string">
            <text:p text:style-name="P22"/>
            <text:p text:style-name="P13">Date of arrival:</text:p>
            <text:p text:style-name="P9"/>
          </table:table-cell>
          <table:table-cell table:style-name="Таблица1.B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1"/>
            <text:p text:style-name="P13">Date of departure:</text:p>
            <text:p text:style-name="P9"/>
          </table:table-cell>
          <table:table-cell table:style-name="Таблица1.B1" office:value-type="string">
            <text:p text:style-name="P10"/>
          </table:table-cell>
        </table:table-row>
        <table:table-row table:style-name="Таблица1.14">
          <table:table-cell table:style-name="Таблица1.A1" office:value-type="string">
            <text:p text:style-name="P11"/>
            <text:p text:style-name="P13">Talk on seminar or poster</text:p>
            <text:p text:style-name="P13">(yes/no)</text:p>
            <text:p text:style-name="P13"/>
            <text:p text:style-name="P9"/>
          </table:table-cell>
          <table:table-cell table:style-name="Таблица1.B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1"/>
            <text:p text:style-name="P13">Title of talk or poster:</text:p>
            <text:p text:style-name="P13"/>
          </table:table-cell>
          <table:table-cell table:style-name="Таблица1.B1" office:value-type="string">
            <text:p text:style-name="P10"/>
          </table:table-cell>
        </table:table-row>
        <table:table-row table:style-name="Таблица1.16">
          <table:table-cell table:style-name="Таблица1.A1" office:value-type="string">
            <text:p text:style-name="P11"/>
            <text:p text:style-name="P25"><text:span text:style-name="T1">Accompanying perso</text:span><text:span text:style-name="T1">ns:</text:span></text:p>
            <text:p text:style-name="P13"/>
          </table:table-cell>
          <table:table-cell table:style-name="Таблица1.B1" office:value-type="string">
            <text:p text:style-name="P10"/>
          </table:table-cell>
        </table:table-row>
        <table:table-row table:style-name="Таблица1.17">
          <table:table-cell table:style-name="Таблица1.A1" office:value-type="string">
            <text:p text:style-name="P11"/>
            <text:p text:style-name="P13">Notes</text:p>
            <text:p text:style-name="P13"/>
          </table:table-cell>
          <table:table-cell table:style-name="Таблица1.B1" office:value-type="string">
            <text:p text:style-name="P10"/>
          </table:table-cell>
        </table:table-row>
      </table:table>
      <text:p text:style-name="Standard"><text:span text:style-name="T1">٭</text:span><text:span text:style-name="T1">Only for foreign participants of non-EC residence</text:span></text:p>
      <text:p text:style-name="Standard"><text:span text:style-name="T1">٭٭</text:span><text:span text:style-name="T1"> Passport information is required for a pass on PNPI territory </text:span><text:span text:style-name="T9">and for a visa</text:span></text:p>
      <text:p text:style-name="P3"/>
      <text:p text:style-name="z-Начало_20_формы">Начало<text:span text:style-name="T1"> </text:span>формы</text:p>
      <text:p text:style-name="Standard"><text:span text:style-name="T10">NB! </text:span><text:span text:style-name="T10">Persons who need Russian visa should send a file (preferably JPG or PS or PDF) with the scanned relevant pages of their passport</text:span><text:span text:style-name="T2"> to Irina Maninen (</text:span><text:a xlink:type="simple" xlink:href="mailto:maninen@pnpi.spb.ru"><text:span text:style-name="Internet_20_link"><text:span text:style-name="T2">maninen@pnpi.spb.ru</text:span></text:span></text:a><text:span text:style-name="T2">) or </text:span><text:span text:style-name="T10"><text:s/>send their copy by fax to +7(81371)37196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text-align="justify" style:justify-single-word="false"/>
    </style:style>
    <style:style style:name="z-Начало_20_формы" style:display-name="z-Начало формы" style:family="paragraph" style:parent-style-name="Standard" style:nex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8pt" style:font-size-asian="8pt" style:font-name-complex="Arial" style:font-size-complex="8pt" text:display="true"/>
    </style:style>
    <style:style style:name="z-Конец_20_формы" style:display-name="z-Конец формы" style:family="paragraph" style:parent-style-name="Standard" style:next-style-name="Standard">
      <style:paragraph-properties fo:text-align="center" style:justify-single-word="false" fo:padding-left="0cm" fo:padding-right="0cm" fo:padding-top="0.035cm" fo:padding-bottom="0cm" fo:border-left="none" fo:border-right="none" fo:border-top="0.018cm solid #000000" fo:border-bottom="none"/>
      <style:text-properties style:font-name="Arial" fo:font-size="8pt" style:font-size-asian="8pt" style:font-name-complex="Arial" style:font-size-complex="8pt" text:display="true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Схема_20_документа" style:display-name="Схема документа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8b" style:text-line-through-style="none"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1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4-09T16:15:00</meta:creation-date>
    <dc:date>2008-04-10T15:35:31</dc:date>
    <meta:print-date>2008-04-10T12:23:00</meta:print-date>
    <meta:editing-cycles>12</meta:editing-cycles>
    <meta:editing-duration>PT3H33M30S</meta:editing-duration>
    <meta:user-defined meta:name="Поле 1"/>
    <meta:user-defined meta:name="Поле 2"/>
    <meta:user-defined meta:name="Поле 3"/>
    <meta:user-defined meta:name="Поле 4"/>
    <meta:document-statistic meta:table-count="1" meta:image-count="0" meta:object-count="0" meta:page-count="4" meta:paragraph-count="126" meta:word-count="922" meta:character-count="7587"/>
  </office:meta>
</office:document-meta>
</file>